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1.111cm"/>
    </style:style>
    <style:style style:name="co5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21.705cm"/>
    </style:style>
    <style:style style:name="ro4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86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684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2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58" style:family="table-cell" style:parent-style-name="Default">
      <style:text-properties style:text-position="" fo:font-size="20pt" style:font-size-asian="20pt" style:font-size-complex="20pt"/>
    </style:style>
    <style:style style:name="ce59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ext-properties style:text-position="" fo:font-size="14pt" style:font-size-asian="14pt" style:font-size-complex="14pt"/>
    </style:style>
    <style:style style:name="ce61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2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9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70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ext-properties fo:color="#3333ff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ext-properties fo:color="#9900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fo:color="#99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42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4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6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51" style:family="table-cell" style:parent-style-name="Default">
      <style:text-properties fo:color="#009933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4" style:family="table-cell" style:parent-style-name="Default">
      <style:text-properties fo:color="#6600ff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3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84" style:family="table-cell" style:parent-style-name="Default">
      <style:text-properties fo:color="#6600ff" fo:font-size="15pt" style:font-size-asian="15pt" style:font-size-complex="15pt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fo:color="#0000ff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88" style:family="table-cell" style:parent-style-name="Default">
      <style:text-properties fo:font-size="20pt" style:font-size-asian="20pt" style:font-size-complex="20pt"/>
    </style:style>
    <style:style style:name="ce89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90" style:family="table-cell" style:parent-style-name="Default">
      <style:text-properties fo:font-size="14pt" style:font-size-asian="14pt" style:font-size-complex="14pt"/>
    </style:style>
    <style:style style:name="ce91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2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99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100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size-asian="20pt" style:font-size-complex="20pt"/>
    </style:style>
    <style:style style:name="T3" style:family="text">
      <style:text-properties fo:font-size="24pt" fo:font-weight="bold" style:font-size-asian="24pt" style:font-size-complex="24pt" style:font-weight-asian="bold" style:font-weight-complex="bold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ff"/>
    </style:style>
    <style:style style:name="T10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6" office:value-type="string" calcext:value-type="string">
            <text:p>Assignment (# of problems)</text:p>
          </table:table-cell>
          <table:table-cell table:style-name="ce47" office:value-type="string" calcext:value-type="string">
            <text:p>Solved</text:p>
          </table:table-cell>
          <table:table-cell table:style-name="ce47" office:value-type="string" calcext:value-type="string">
            <text:p>Time (Hrs)</text:p>
          </table:table-cell>
          <table:table-cell table:style-name="ce47" office:value-type="string" calcext:value-type="string">
            <text:p>Date</text:p>
          </table:table-cell>
          <table:table-cell table:style-name="ce82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3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21/07/2017 (Fri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3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2" calcext:value-type="date">
            <text:p>42938</text:p>
          </table:table-cell>
          <table:table-cell table:style-name="ce34" office:value-type="string" calcext:value-type="string">
            <text:p>Editorial solution : 0</text:p>
          </table:table-cell>
          <table:table-cell table:number-columns-repeated="3"/>
        </table:table-row>
        <table:table-row table:style-name="ro7">
          <table:table-cell table:style-name="ce17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3" calcext:value-type="date">
            <text:p>42939</text:p>
          </table:table-cell>
          <table:table-cell table:style-name="ce34" office:value-type="string" calcext:value-type="string">
            <text:p>Editorial solution : 1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3 : IPCTRAIN, EXPTREE, PSHTTR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4" calcext:value-type="date">
            <text:p>42940</text:p>
          </table:table-cell>
          <table:table-cell table:style-name="ce34" office:value-type="string" calcext:value-type="string">
            <text:p>tried IPCTRAIN</text:p>
          </table:table-cell>
          <table:table-cell table:number-columns-repeated="3"/>
        </table:table-row>
        <table:table-row table:style-name="ro7">
          <table:table-cell table:style-name="ce18" office:value-type="string" calcext:value-type="string">
            <text:p>3 : IPCTRAIN, EXPTREE, PSHTTR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5" calcext:value-type="date">
            <text:p>42941</text:p>
          </table:table-cell>
          <table:table-cell table:style-name="ce34" office:value-type="string" calcext:value-type="string">
            <text:p>solved IPCTRAIN</text:p>
          </table:table-cell>
          <table:table-cell table:number-columns-repeated="3"/>
        </table:table-row>
        <table:table-row table:style-name="ro7">
          <table:table-cell table:style-name="ce19" office:value-type="string" calcext:value-type="string">
            <text:p>Read 3 Editorials for IPCTRAIN; EXPTRE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6" calcext:value-type="date">
            <text:p>42942</text:p>
          </table:table-cell>
          <table:table-cell table:style-name="ce34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7">
          <table:table-cell table:style-name="ce19" office:value-type="string" calcext:value-type="string">
            <text:p>Read 1 Editorial for IPCTRAIN; EXPTRE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7-27" calcext:value-type="date">
            <text:p>42943</text:p>
          </table:table-cell>
          <table:table-cell table:style-name="ce34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7">
          <table:table-cell table:style-name="ce20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Computer Programming 3 Book : introduction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28/07/2017 (Fri)</text:p>
          </table:table-cell>
          <table:table-cell table:style-name="ce34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Datastructres : Chapter 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29" calcext:value-type="date">
            <text:p>42945</text:p>
          </table:table-cell>
          <table:table-cell table:style-name="ce34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Practice Chapter 1 proble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30" calcext:value-type="date">
            <text:p>42946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understand segment-trees, fenwick-tress, disjointset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7-31" calcext:value-type="date">
            <text:p>42947</text:p>
          </table:table-cell>
          <table:table-cell table:style-name="ce34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understand paradigm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01" calcext:value-type="date">
            <text:p>42948</text:p>
          </table:table-cell>
          <table:table-cell table:style-name="ce34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CLRS book : Graphs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55" office:value-type="date" office:date-value="2017-08-02" calcext:value-type="date">
            <text:p>42949</text:p>
          </table:table-cell>
          <table:table-cell table:style-name="ce34" office:value-type="string" calcext:value-type="string">
            <text:p>Graph problems in CLR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Clrs : reading graph theory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08-03" calcext:value-type="date">
            <text:p>42950</text:p>
          </table:table-cell>
          <table:table-cell table:style-name="ce34" office:value-type="string" calcext:value-type="string">
            <text:p>Bfs, dfs 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CLRS: BST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04/08/2017 (Fri)</text:p>
          </table:table-cell>
          <table:table-cell table:style-name="ce34" office:value-type="string" calcext:value-type="string">
            <text:p>no clear output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RESCALC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08-05" calcext:value-type="date">
            <text:p>42952</text:p>
          </table:table-cell>
          <table:table-cell table:style-name="ce34" office:value-type="string" calcext:value-type="string">
            <text:p>adhoc problem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date" office:date-value="2017-08-06" calcext:value-type="date">
            <text:p>42953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07" calcext:value-type="date">
            <text:p>42954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Spoj : basic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08" calcext:value-type="date">
            <text:p>42955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22" office:value-type="string" calcext:value-type="string">
            <text:p>edx course : Introduction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55" office:value-type="date" office:date-value="2017-08-09" calcext:value-type="date">
            <text:p>42956</text:p>
          </table:table-cell>
          <table:table-cell table:style-name="ce34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7">
          <table:table-cell table:style-name="ce23" office:value-type="string" calcext:value-type="string">
            <text:p>edx course: <text:s/>practice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72" office:value-type="date" office:date-value="2017-08-10" calcext:value-type="date">
            <text:p>42957</text:p>
          </table:table-cell>
          <table:table-cell table:style-name="ce83" office:value-type="string" calcext:value-type="string">
            <text:p>edx course exercises</text:p>
          </table:table-cell>
          <table:table-cell table:number-columns-repeated="3"/>
        </table:table-row>
        <table:table-row table:style-name="ro7">
          <table:table-cell table:style-name="ce23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9"/>
          <table:covered-table-cell table:style-name="ce72"/>
          <table:covered-table-cell table:style-name="ce83"/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8"/>
          <table:covered-table-cell table:style-name="ce34"/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11/08/2017 (Fri)</text:p>
          </table:table-cell>
          <table:table-cell table:style-name="ce34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12/08/17 (Sat)</text:p>
          </table:table-cell>
          <table:table-cell table:style-name="ce34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7">
          <table:table-cell table:style-name="ce26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13" calcext:value-type="date">
            <text:p>42960</text:p>
          </table:table-cell>
          <table:table-cell table:style-name="ce34" office:value-type="string" calcext:value-type="string">
            <text:p>Geometry problem</text:p>
          </table:table-cell>
          <table:table-cell table:number-columns-repeated="3"/>
        </table:table-row>
        <table:table-row table:style-name="ro7">
          <table:table-cell table:style-name="ce26" office:value-type="string" calcext:value-type="string">
            <text:p>edx course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14" calcext:value-type="date">
            <text:p>42961</text:p>
          </table:table-cell>
          <table:table-cell table:style-name="ce34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<text:s/>Theory <text:s/>: Linear D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15" calcext:value-type="date">
            <text:p>42962</text:p>
          </table:table-cell>
          <table:table-cell table:style-name="ce34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<text:s/>Theory <text:s/>: Linear D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16" calcext:value-type="date">
            <text:p>42963</text:p>
          </table:table-cell>
          <table:table-cell table:style-name="ce34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7">
          <table:table-cell table:style-name="ce25" office:value-type="string" calcext:value-type="string">
            <text:p>edx course : <text:s/>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73" office:value-type="date" office:date-value="2017-08-17" calcext:value-type="date">
            <text:p>42964</text:p>
          </table:table-cell>
          <table:table-cell table:style-name="ce34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50"/>
          <table:covered-table-cell table:style-name="ce54"/>
          <table:covered-table-cell table:style-name="ce74"/>
          <table:covered-table-cell table:style-name="ce84"/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50"/>
          <table:covered-table-cell table:style-name="ce54"/>
          <table:covered-table-cell table:style-name="ce74"/>
          <table:covered-table-cell table:style-name="ce8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/08/2017 (Fri)</text:p>
          </table:table-cell>
          <table:table-cell table:style-name="ce34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19" calcext:value-type="date">
            <text:p>42966</text:p>
          </table:table-cell>
          <table:table-cell table:style-name="ce34" office:value-type="string" calcext:value-type="string">
            <text:p>Stacks</text:p>
          </table:table-cell>
          <table:table-cell table:number-columns-repeated="3"/>
        </table:table-row>
        <table:table-row table:style-name="ro7">
          <table:table-cell table:style-name="ce17" office:value-type="string" calcext:value-type="string">
            <text:p>edx course : <text:s/>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20" calcext:value-type="date">
            <text:p>42967</text:p>
          </table:table-cell>
          <table:table-cell table:style-name="ce85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2" office:value-type="date" office:date-value="2017-08-21" calcext:value-type="date">
            <text:p>42968</text:p>
          </table:table-cell>
          <table:table-cell table:style-name="ce34" office:value-type="string" calcext:value-type="string">
            <text:p>Insertion 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 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22" calcext:value-type="date">
            <text:p>42969</text:p>
          </table:table-cell>
          <table:table-cell table:style-name="ce34" office:value-type="string" calcext:value-type="string">
            <text:p>Merge 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23" calcext:value-type="date">
            <text:p>42970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edx course : 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3 + 2.5</text:p>
          </table:table-cell>
          <table:table-cell table:style-name="ce75" office:value-type="date" office:date-value="2017-08-24" calcext:value-type="date">
            <text:p>42971</text:p>
          </table:table-cell>
          <table:table-cell table:style-name="ce34" office:value-type="string" calcext:value-type="string">
            <text:p>Merge Sort Exercises</text:p>
          </table:table-cell>
          <table:table-cell table:number-columns-repeated="3"/>
        </table:table-row>
        <table:table-row table:style-name="ro7">
          <table:table-cell table:style-name="ce28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8"/>
          <table:covered-table-cell table:style-name="ce7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string" calcext:value-type="string">
            <text:p>25/08/2017 (Fri)</text:p>
          </table:table-cell>
          <table:table-cell table:style-name="ce34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date" office:date-value="2017-08-26" calcext:value-type="date">
            <text:p>42973</text:p>
          </table:table-cell>
          <table:table-cell table:style-name="ce34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date" office:date-value="2017-08-27" calcext:value-type="date">
            <text:p>42974</text:p>
          </table:table-cell>
          <table:table-cell table:style-name="ce34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28" calcext:value-type="date">
            <text:p>42975</text:p>
          </table:table-cell>
          <table:table-cell table:style-name="ce34" office:value-type="string" calcext:value-type="string">
            <text:p>Quick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29" calcext:value-type="date">
            <text:p>42976</text:p>
          </table:table-cell>
          <table:table-cell table:style-name="ce34" office:value-type="string" calcext:value-type="string">
            <text:p>Quicksort 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30" calcext:value-type="date">
            <text:p>42977</text:p>
          </table:table-cell>
          <table:table-cell table:style-name="ce34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8-31" calcext:value-type="date">
            <text:p>42978</text:p>
          </table:table-cell>
          <table:table-cell table:style-name="ce34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string" calcext:value-type="string">
            <text:p>01/09/2017 (Fri)</text:p>
          </table:table-cell>
          <table:table-cell table:style-name="ce34" office:value-type="string" calcext:value-type="string">
            <text:p>nuts and bolts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date" office:date-value="2017-09-02" calcext:value-type="date">
            <text:p>42980</text:p>
          </table:table-cell>
          <table:table-cell table:style-name="ce34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date" office:date-value="2017-09-03" calcext:value-type="date">
            <text:p>42981</text:p>
          </table:table-cell>
          <table:table-cell table:style-name="ce34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04" calcext:value-type="date">
            <text:p>42982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05" calcext:value-type="date">
            <text:p>42983</text:p>
          </table:table-cell>
          <table:table-cell table:style-name="ce34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06" calcext:value-type="date">
            <text:p>42984</text:p>
          </table:table-cell>
          <table:table-cell table:style-name="ce34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3 + 2.5</text:p>
          </table:table-cell>
          <table:table-cell table:style-name="ce55" office:value-type="date" office:date-value="2017-09-07" calcext:value-type="date">
            <text:p>42985</text:p>
          </table:table-cell>
          <table:table-cell table:style-name="ce34" office:value-type="string" calcext:value-type="string">
            <text:p>Median of 3 partitioning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51"/>
          <table:covered-table-cell table:style-name="ce76"/>
          <table:covered-table-cell table:style-name="ce51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.5" calcext:value-type="float">
            <text:p>1.5</text:p>
          </table:table-cell>
          <table:table-cell table:style-name="ce55" office:value-type="string" calcext:value-type="string">
            <text:p>08/09/2017 (Fri)</text:p>
          </table:table-cell>
          <table:table-cell table:style-name="ce34" office:value-type="string" calcext:value-type="string">
            <text:p>median of 5 element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55" office:value-type="string" calcext:value-type="string">
            <text:p>09/09/2017 (sat)</text:p>
          </table:table-cell>
          <table:table-cell table:style-name="ce34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55" office:value-type="date" office:date-value="2017-09-10" calcext:value-type="date">
            <text:p>42988</text:p>
          </table:table-cell>
          <table:table-cell table:style-name="ce34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11" calcext:value-type="date">
            <text:p>42989</text:p>
          </table:table-cell>
          <table:table-cell table:style-name="ce34" office:value-type="string" calcext:value-type="string">
            <text:p>anti q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12" calcext:value-type="date">
            <text:p>42990</text:p>
          </table:table-cell>
          <table:table-cell table:style-name="ce34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13" calcext:value-type="date">
            <text:p>42991</text:p>
          </table:table-cell>
          <table:table-cell table:style-name="ce36" office:value-type="string" calcext:value-type="string">
            <text:p>dual pivot quicksort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3" office:value-type="date" office:date-value="2017-09-14" calcext:value-type="date">
            <text:p>42992</text:p>
          </table:table-cell>
          <table:table-cell table:style-name="ce34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8"/>
          <table:covered-table-cell table:style-name="ce73"/>
          <table:covered-table-cell table:style-name="ce34"/>
          <table:table-cell table:number-columns-repeated="3"/>
        </table:table-row>
        <table:table-row table:style-name="ro7">
          <table:table-cell table:style-name="ce29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8"/>
          <table:covered-table-cell table:style-name="ce73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15/09/2017 (Fri)</text:p>
          </table:table-cell>
          <table:table-cell table:style-name="ce34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.5" calcext:value-type="float">
            <text:p>5.5</text:p>
          </table:table-cell>
          <table:table-cell table:style-name="ce56" office:value-type="date" office:date-value="2017-09-16" calcext:value-type="date">
            <text:p>42994</text:p>
          </table:table-cell>
          <table:table-cell table:style-name="ce34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.5" calcext:value-type="float">
            <text:p>5.5</text:p>
          </table:table-cell>
          <table:table-cell table:style-name="ce56" office:value-type="date" office:date-value="2017-09-17" calcext:value-type="date">
            <text:p>42995</text:p>
          </table:table-cell>
          <table:table-cell table:style-name="ce34" office:value-type="string" calcext:value-type="string">
            <text:p>anti qsort editoral understanding, I have to understand recurrence relation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18" calcext:value-type="date">
            <text:p>42996</text:p>
          </table:table-cell>
          <table:table-cell table:style-name="ce34" office:value-type="string" calcext:value-type="string">
            <text:p>Merging with smaller auxiliary array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19" calcext:value-type="date">
            <text:p>42997</text:p>
          </table:table-cell>
          <table:table-cell table:style-name="ce34" office:value-type="string" calcext:value-type="string">
            <text:p>CLRS : max heap, min-heap understanding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20" calcext:value-type="date">
            <text:p>42998</text:p>
          </table:table-cell>
          <table:table-cell table:style-name="ce34" office:value-type="string" calcext:value-type="string">
            <text:p>CLRS : build-heap understanding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21" calcext:value-type="date">
            <text:p>42999</text:p>
          </table:table-cell>
          <table:table-cell table:style-name="ce34" office:value-type="string" calcext:value-type="string">
            <text:p>CLRS : <text:s/>6.4 : heapsort algorithm, Priority Queues (min, max)</text:p>
          </table:table-cell>
          <table:table-cell table:number-columns-repeated="3"/>
        </table:table-row>
        <table:table-row table:style-name="ro7">
          <table:table-cell table:style-name="ce30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56" office:value-type="string" calcext:value-type="string">
            <text:p>22/09/2017 (Fri)</text:p>
          </table:table-cell>
          <table:table-cell table:style-name="ce34" office:value-type="string" calcext:value-type="string">
            <text:p>solve CLRS problems : 7 solve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.5" calcext:value-type="float">
            <text:p>6.5</text:p>
          </table:table-cell>
          <table:table-cell table:style-name="ce56" office:value-type="date" office:date-value="2017-09-23" calcext:value-type="date">
            <text:p>43001</text:p>
          </table:table-cell>
          <table:table-cell table:style-name="ce34" office:value-type="string" calcext:value-type="string">
            <text:p>Young Tableau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.5" calcext:value-type="float">
            <text:p>5.5</text:p>
          </table:table-cell>
          <table:table-cell table:style-name="ce56" office:value-type="date" office:date-value="2017-09-24" calcext:value-type="date">
            <text:p>43002</text:p>
          </table:table-cell>
          <table:table-cell table:style-name="ce34" office:value-type="string" calcext:value-type="string">
            <text:p>edx problem tried to solve it; UVA – 2 problems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09-25" calcext:value-type="date">
            <text:p>43003</text:p>
          </table:table-cell>
          <table:table-cell table:style-name="ce34" office:value-type="string" calcext:value-type="string">
            <text:p>theory and one problem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26" calcext:value-type="date">
            <text:p>43004</text:p>
          </table:table-cell>
          <table:table-cell table:style-name="ce34" office:value-type="string" calcext:value-type="string">
            <text:p>SPOJ : RMI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27" calcext:value-type="date">
            <text:p>43005</text:p>
          </table:table-cell>
          <table:table-cell table:style-name="ce34" office:value-type="string" calcext:value-type="string">
            <text:p>SPOJ : RMID2, UVA: argus – started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09-28" calcext:value-type="date">
            <text:p>43006</text:p>
          </table:table-cell>
          <table:table-cell table:style-name="ce34" office:value-type="string" calcext:value-type="string">
            <text:p>UVA : argus, HackerRank : waiting time problem</text:p>
          </table:table-cell>
          <table:table-cell table:number-columns-repeated="3"/>
        </table:table-row>
        <table:table-row table:style-name="ro7">
          <table:table-cell table:style-name="ce31" office:value-type="string" calcext:value-type="string" table:number-columns-spanned="5" table:number-rows-spanned="1">
            <text:p>Week Summary : 16/25 <text:s/>Total time spent : 30.5 hrs ;; <text:s/>problem-solving on heaps</text:p>
          </table:table-cell>
          <table:covered-table-cell table:number-columns-repeated="2"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rting : Heapsort : 10 HARD problems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5.5" calcext:value-type="float">
            <text:p>5.5</text:p>
          </table:table-cell>
          <table:table-cell table:style-name="ce56" office:value-type="date" office:date-value="2017-09-29" calcext:value-type="date">
            <text:p>43007</text:p>
          </table:table-cell>
          <table:table-cell table:style-name="ce34" office:value-type="string" calcext:value-type="string">
            <text:p>Leetcode IPO, Hacker rank avg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.5" calcext:value-type="float">
            <text:p>4.5</text:p>
          </table:table-cell>
          <table:table-cell table:style-name="ce56" office:value-type="date" office:date-value="2017-09-30" calcext:value-type="date">
            <text:p>43008</text:p>
          </table:table-cell>
          <table:table-cell table:style-name="ce34" office:value-type="string" calcext:value-type="string">
            <text:p>sliding window maximum</text:p>
          </table:table-cell>
          <table:table-cell table:number-columns-repeated="3"/>
        </table:table-row>
        <table:table-row table:style-name="ro8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7" office:value-type="date" office:date-value="2017-10-01" calcext:value-type="date">
            <text:p>43009</text:p>
          </table:table-cell>
          <table:table-cell table:style-name="ce86" office:value-type="string" calcext:value-type="string">
            <text:p>HOLIDAY <text:s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8" office:value-type="date" office:date-value="2017-10-02" calcext:value-type="date">
            <text:p>43010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78" office:value-type="date" office:date-value="2017-10-03" calcext:value-type="date">
            <text:p>43011</text:p>
          </table:table-cell>
          <table:table-cell table:style-name="ce35" office:value-type="string" calcext:value-type="string">
            <text:p>HOLIDAY <text:s text:c="2"/>: Family time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04" calcext:value-type="date">
            <text:p>43012</text:p>
          </table:table-cell>
          <table:table-cell table:style-name="ce34" office:value-type="string" calcext:value-type="string">
            <text:p>String freq sort; ugly number; super ugly number</text:p>
          </table:table-cell>
          <table:table-cell table:number-columns-repeated="3"/>
        </table:table-row>
        <table:table-row table:style-name="ro7">
          <table:table-cell table:style-name="ce27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05" calcext:value-type="date">
            <text:p>43013</text:p>
          </table:table-cell>
          <table:table-cell table:style-name="ce34" office:value-type="string" calcext:value-type="string">
            <text:p>not much progress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rting : Heapsort : 10 HARD problems)</text:p>
          </table:table-cell>
          <table:covered-table-cell table:number-columns-repeated="2" table:style-name="ce51"/>
          <table:covered-table-cell table:style-name="ce76"/>
          <table:covered-table-cell table:style-name="ce51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06/10/2017 (Fri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07" calcext:value-type="date">
            <text:p>43015</text:p>
          </table:table-cell>
          <table:table-cell table:style-name="ce34" office:value-type="string" calcext:value-type="string">
            <text:p>SPOJ : BUSYMAN, QUEST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17-10-08" calcext:value-type="date">
            <text:p>43016</text:p>
          </table:table-cell>
          <table:table-cell table:style-name="ce34" office:value-type="string" calcext:value-type="string">
            <text:p>Sedgewick vedio on priority queue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5" office:value-type="date" office:date-value="2017-10-09" calcext:value-type="date">
            <text:p>43017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10" calcext:value-type="date">
            <text:p>43018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11" calcext:value-type="date">
            <text:p>43019</text:p>
          </table:table-cell>
          <table:table-cell table:style-name="ce34"/>
          <table:table-cell table:number-columns-repeated="3"/>
        </table:table-row>
        <table:table-row table:style-name="ro4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9" office:value-type="date" office:date-value="2017-10-12" calcext:value-type="date">
            <text:p>43020</text:p>
          </table:table-cell>
          <table:table-cell table:style-name="ce34"/>
          <table:table-cell table:number-columns-repeated="3"/>
        </table:table-row>
        <table:table-row table:style-name="ro12">
          <table:table-cell table:style-name="ce33" office:value-type="string" calcext:value-type="string" table:number-columns-spanned="5" table:number-rows-spanned="1">
            <text:p><text:span text:style-name="T3">Overall summary for 3 Months </text:span>:</text:p>
          </table:table-cell>
          <table:covered-table-cell table:number-columns-repeated="2" table:style-name="ce34"/>
          <table:covered-table-cell table:style-name="ce79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HeapSort : Sedgewick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3/10/2017 (Fri)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14" calcext:value-type="date">
            <text:p>43022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15" calcext:value-type="date">
            <text:p>43023</text:p>
          </table:table-cell>
          <table:table-cell table:style-name="ce17" office:value-type="string" calcext:value-type="string">
            <text:p>BST : Couresera Vedio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0-16" calcext:value-type="date">
            <text:p>43024</text:p>
          </table:table-cell>
          <table:table-cell table:style-name="ce17" office:value-type="string" calcext:value-type="string">
            <text:p>2 problems in Programming Pearl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17" calcext:value-type="date">
            <text:p>43025</text:p>
          </table:table-cell>
          <table:table-cell table:style-name="ce17" office:value-type="string" calcext:value-type="string">
            <text:p>Theory in Programming Pearl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18" calcext:value-type="date">
            <text:p>43026</text:p>
          </table:table-cell>
          <table:table-cell table:style-name="ce17" office:value-type="string" calcext:value-type="string">
            <text:p>Theory Priority queues in sedgewick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0-19" calcext:value-type="date">
            <text:p>43027</text:p>
          </table:table-cell>
          <table:table-cell table:style-name="ce17" office:value-type="string" calcext:value-type="string">
            <text:p>Theory Priority queues in sedgewick and Exercises</text:p>
          </table:table-cell>
          <table:table-cell table:number-columns-repeated="3"/>
        </table:table-row>
        <table:table-row table:style-name="ro13">
          <table:table-cell table:style-name="ce32" office:value-type="string" calcext:value-type="string" table:number-columns-spanned="5" table:number-rows-spanned="1">
            <text:p><text:span text:style-name="T4">Week summary :</text:span>  Time spent 21.5 hrs ;; Theory on heaps </text:p>
          </table:table-cell>
          <table:covered-table-cell table:number-columns-repeated="2" table:style-name="ce48"/>
          <table:covered-table-cell table:style-name="ce55"/>
          <table:covered-table-cell table:style-name="ce17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Finish problems on Heaps, sorting applications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string" calcext:value-type="string">
            <text:p>20/10/2017 (Fri)</text:p>
          </table:table-cell>
          <table:table-cell table:style-name="ce17" office:value-type="string" calcext:value-type="string">
            <text:p>Exercises in <text:s/>Priority queues in sedgewick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21" calcext:value-type="date">
            <text:p>43029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6" office:value-type="date" office:date-value="2017-10-22" calcext:value-type="date">
            <text:p>43030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23" calcext:value-type="date">
            <text:p>43031</text:p>
          </table:table-cell>
          <table:table-cell table:style-name="ce34" office:value-type="string" calcext:value-type="string">
            <text:p>Sorting Application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24" calcext:value-type="date">
            <text:p>43032</text:p>
          </table:table-cell>
          <table:table-cell table:style-name="ce34" office:value-type="string" calcext:value-type="string">
            <text:p>Sorting Applications : Theory is done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25" calcext:value-type="date">
            <text:p>43033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.5" calcext:value-type="float">
            <text:p>3.5</text:p>
          </table:table-cell>
          <table:table-cell table:style-name="ce55" office:value-type="date" office:date-value="2017-10-26" calcext:value-type="date">
            <text:p>43034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Elementary sorts, <text:s/>CLRS: counting sort, radix sort, bucket sort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27/10/2017 (Fri)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28" calcext:value-type="date">
            <text:p>43036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29" calcext:value-type="date">
            <text:p>43037</text:p>
          </table:table-cell>
          <table:table-cell table:style-name="ce34" office:value-type="string" calcext:value-type="string">
            <text:p>elementary sorts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30" calcext:value-type="date">
            <text:p>43038</text:p>
          </table:table-cell>
          <table:table-cell table:style-name="ce34" office:value-type="string" calcext:value-type="string">
            <text:p>Counting sort, decision tree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0-31" calcext:value-type="date">
            <text:p>43039</text:p>
          </table:table-cell>
          <table:table-cell table:style-name="ce34" office:value-type="string" calcext:value-type="string">
            <text:p>counting sort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01" calcext:value-type="date">
            <text:p>43040</text:p>
          </table:table-cell>
          <table:table-cell table:style-name="ce34" office:value-type="string" calcext:value-type="string">
            <text:p>theor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Theory : Sorting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02" calcext:value-type="date">
            <text:p>43041</text:p>
          </table:table-cell>
          <table:table-cell table:style-name="ce34" office:value-type="string" calcext:value-type="string">
            <text:p>theor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<text:s/>UVA OJ : Introduction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string" calcext:value-type="string">
            <text:p>03/11/2017 (Fri)</text:p>
          </table:table-cell>
          <table:table-cell table:style-name="ce34" office:value-type="string" calcext:value-type="string">
            <text:p>CP3: chapter2 : <text:s/>1D Array Manipulation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04/11/2017 (sat)</text:p>
          </table:table-cell>
          <table:table-cell table:style-name="ce34" office:value-type="string" calcext:value-type="string">
            <text:p>Solving Borrowers problem : WA, debugging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05/11/2017(sun)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06" calcext:value-type="date">
            <text:p>43045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07" calcext:value-type="date">
            <text:p>43046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08" calcext:value-type="date">
            <text:p>43047</text:p>
          </table:table-cell>
          <table: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73" office:value-type="date" office:date-value="2017-11-09" calcext:value-type="date">
            <text:p>43048</text:p>
          </table:table-cell>
          <table:table-cell table:style-name="ce34" table:number-columns-repeated="2"/>
          <table:table-cell table:style-name="ce55"/>
          <table:table-cell table:style-name="ce34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UVA OJ : Introduction)</text:p>
          </table:table-cell>
          <table:covered-table-cell table:number-columns-repeated="2" table:style-name="ce34"/>
          <table:covered-table-cell table:style-name="ce48"/>
          <table:covered-table-cell table:style-name="ce34"/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0" calcext:value-type="date">
            <text:p>4304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1" calcext:value-type="date">
            <text:p>4305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2" calcext:value-type="date">
            <text:p>4305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3" calcext:value-type="date">
            <text:p>4305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14" calcext:value-type="date">
            <text:p>43053</text:p>
          </table:table-cell>
          <table:table-cell table:style-name="ce34" office:value-type="string" calcext:value-type="string">
            <text:p>Tuesday <text:s text:c="2"/>: <text:s/>2 Easy problems in UVA OJ 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5" calcext:value-type="date">
            <text:p>4305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2" office:value-type="string" calcext:value-type="string">
            <text:p>UVA-OJ practice</text:p>
          </table:table-cell>
          <table:table-cell table:style-name="ce48" table:number-columns-repeated="2"/>
          <table:table-cell table:style-name="ce55" office:value-type="date" office:date-value="2017-11-16" calcext:value-type="date">
            <text:p>4305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5" office:value-type="date" office:date-value="2017-11-17" calcext:value-type="date">
            <text:p>4305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5" office:value-type="date" office:date-value="2017-11-18" calcext:value-type="date">
            <text:p>4305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table:number-columns-repeated="2"/>
          <table:table-cell table:style-name="ce55" office:value-type="date" office:date-value="2017-11-19" calcext:value-type="date">
            <text:p>4305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0" calcext:value-type="date">
            <text:p>4305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1" calcext:value-type="date">
            <text:p>43060</text:p>
          </table:table-cell>
          <table:table-cell table:style-name="ce34" office:value-type="string" calcext:value-type="string">
            <text:p>Tuesday <text:s text:c="2"/>: <text:s/>Level 3 problems in UVA OJ 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2" calcext:value-type="date">
            <text:p>4306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3" calcext:value-type="date">
            <text:p>4306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Level 3 problems in UVA OJ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13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4" calcext:value-type="date">
            <text:p>43063</text:p>
          </table:table-cell>
          <table:table-cell table:style-name="ce37" office:value-type="string" calcext:value-type="string">
            <text:p>Friday   :  <text:span text:style-name="T8">Level 4 problems in UVA OJ</text:span>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5" calcext:value-type="date">
            <text:p>4306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4 : practice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5" office:value-type="date" office:date-value="2017-11-26" calcext:value-type="date">
            <text:p>4306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5" office:value-type="string" calcext:value-type="string">
            <text:p>Chapter4 : practice</text:p>
          </table:table-cell>
          <table:table-cell table:style-name="ce53" office:value-type="string" calcext:value-type="string">
            <text:p>READING</text:p>
          </table:table-cell>
          <table:table-cell table:style-name="ce53" office:value-type="float" office:value="1.5" calcext:value-type="float">
            <text:p>1.5</text:p>
          </table:table-cell>
          <table:table-cell table:style-name="ce78" office:value-type="date" office:date-value="2017-11-27" calcext:value-type="date">
            <text:p>43066</text:p>
          </table:table-cell>
          <table:table-cell table:style-name="ce35" office:value-type="string" calcext:value-type="string">
            <text:p>Monday <text:s/>: <text:s text:c="5"/>C++ for 1.5hrs ; 1 hr programm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8" calcext:value-type="date">
            <text:p>43067</text:p>
          </table:table-cell>
          <table:table-cell table:style-name="ce34" office:value-type="string" calcext:value-type="string">
            <text:p>Tuesday : <text:s text:c="6"/>C++ ctors, dtors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29" calcext:value-type="date">
            <text:p>43068</text:p>
          </table:table-cell>
          <table:table-cell table:style-name="ce34" office:value-type="string" calcext:value-type="string">
            <text:p>Wednesday : <text:s/>C++ ctors, dtor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7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1-30" calcext:value-type="date">
            <text:p>43069</text:p>
          </table:table-cell>
          <table:table-cell table:style-name="ce34" office:value-type="string" calcext:value-type="string">
            <text:p>Thursday <text:s text:c="3"/>: <text:s text:c="2"/>C++ ctors, dtors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8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01" calcext:value-type="date">
            <text:p>43070</text:p>
          </table:table-cell>
          <table:table-cell table:style-name="ce37" office:value-type="string" calcext:value-type="string">
            <text:p>Friday <text:s text:c="7"/>: <text:s/>C++ Operator overloading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8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" calcext:value-type="float">
            <text:p>2</text:p>
          </table:table-cell>
          <table:table-cell table:style-name="ce55" office:value-type="date" office:date-value="2017-12-02" calcext:value-type="date">
            <text:p>43071</text:p>
          </table:table-cell>
          <table:table-cell table:style-name="ce34" office:value-type="string" calcext:value-type="string">
            <text:p>Saturday <text:s text:c="4"/>: <text:s/>C++ Operator overload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55" office:value-type="date" office:date-value="2017-12-03" calcext:value-type="date">
            <text:p>4307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13">
          <table:table-cell table:style-name="ce38" office:value-type="string" calcext:value-type="string" table:number-columns-spanned="5" table:number-rows-spanned="1">
            <text:p>Week summary : <text:span text:style-name="T5">15.5 hrs – Reading C++ </text:span>(Finished 1 chapters), Everyday WakesUp at 4:30 am (except this sat), </text:p>
          </table:table-cell>
          <table:covered-table-cell table:number-columns-repeated="2"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8, 19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04" calcext:value-type="date">
            <text:p>43073</text:p>
          </table:table-cell>
          <table:table-cell table:style-name="ce34" office:value-type="string" calcext:value-type="string">
            <text:p>Monday      :  <text:span text:style-name="T9">C++ Operator overloading, Special Operators</text:span></text:p>
          </table:table-cell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9 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05" calcext:value-type="date">
            <text:p>43074</text:p>
          </table:table-cell>
          <table:table-cell table:style-name="ce34" office:value-type="string" calcext:value-type="string">
            <text:p>Tuesday     :  <text:span text:style-name="T9">C++ Special Operators</text:span></text:p>
          </table:table-cell>
          <table:table-cell table:number-columns-repeated="3"/>
        </table:table-row>
        <table:table-row table:style-name="ro13">
          <table:table-cell table:style-name="ce34" office:value-type="string" calcext:value-type="string">
            <text:p>C++ : Chapter 19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5" office:value-type="date" office:date-value="2017-12-06" calcext:value-type="date">
            <text:p>43075</text:p>
          </table:table-cell>
          <table:table-cell table:style-name="ce34" office:value-type="string" calcext:value-type="string">
            <text:p>Wednesday : <text:span text:style-name="T9">C++ Special Operators  (String Class)</text:span>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9,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07" calcext:value-type="date">
            <text:p>43076</text:p>
          </table:table-cell>
          <table:table-cell table:style-name="ce34" office:value-type="string" calcext:value-type="string">
            <text:p>Thursday <text:s text:c="3"/>: <text:s/>C++ Special Operators (completed), Started Reading Derived Classes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08" calcext:value-type="date">
            <text:p>43077</text:p>
          </table:table-cell>
          <table:table-cell table:style-name="ce37" office:value-type="string" calcext:value-type="string">
            <text:p>Friday <text:s text:c="7"/>: C++ Derived classes 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20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5" office:value-type="date" office:date-value="2017-12-09" calcext:value-type="date">
            <text:p>43078</text:p>
          </table:table-cell>
          <table:table-cell table:style-name="ce34" office:value-type="string" calcext:value-type="string">
            <text:p>Saturday <text:s text:c="3"/>: <text:s/>C++ Derived classe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----------</text:p>
          </table:table-cell>
          <table:table-cell table:style-name="ce48" office:value-type="string" calcext:value-type="string">
            <text:p>----</text:p>
          </table:table-cell>
          <table:table-cell table:style-name="ce48" office:value-type="string" calcext:value-type="string">
            <text:p>---</text:p>
          </table:table-cell>
          <table:table-cell table:style-name="ce55" office:value-type="date" office:date-value="2017-12-10" calcext:value-type="date">
            <text:p>4307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13.5 hrs – Reading C++ (Finished 2 chapters), Everyday Wakesup at 4:30 am (except this wed, sat)</text:p>
          </table:table-cell>
          <table:covered-table-cell table:style-name="ce34"/>
          <table:covered-table-cell table:style-name="ce48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0, 21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11" calcext:value-type="date">
            <text:p>43080</text:p>
          </table:table-cell>
          <table:table-cell table:style-name="ce34" office:value-type="string" calcext:value-type="string">
            <text:p>Monday <text:s text:c="4"/>: <text:s/>C++ Derived classes Completed , Class Hierachies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1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12" calcext:value-type="date">
            <text:p>43081</text:p>
          </table:table-cell>
          <table:table-cell table:style-name="ce34" office:value-type="string" calcext:value-type="string">
            <text:p>Tuesday <text:s text:c="4"/>: <text:s/>C++ Class Hierachies : Multiple Inheritance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1,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13" calcext:value-type="date">
            <text:p>43082</text:p>
          </table:table-cell>
          <table:table-cell table:style-name="ce34" office:value-type="string" calcext:value-type="string">
            <text:p>Wednesday : <text:s/>C++ Class Hierachies <text:s/>completed; RTTI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14" calcext:value-type="date">
            <text:p>43083</text:p>
          </table:table-cell>
          <table:table-cell table:style-name="ce34" office:value-type="string" calcext:value-type="string">
            <text:p>Thursday <text:s text:c="3"/>: <text:s text:c="2"/>C++ RTTI : Multiple Inheritance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15" calcext:value-type="date">
            <text:p>43084</text:p>
          </table:table-cell>
          <table:table-cell table:style-name="ce37" office:value-type="string" calcext:value-type="string">
            <text:p>Friday <text:s text:c="7"/>: <text:s/>C++ <text:s/>RTTI completed</text:p>
          </table:table-cell>
          <table:table-cell table:number-columns-repeated="3"/>
        </table:table-row>
        <table:table-row table:style-name="ro7">
          <table:table-cell table:style-name="ce39"/>
          <table:table-cell table:style-name="ce17"/>
          <table:table-cell table:style-name="ce48" office:value-type="float" office:value="0" calcext:value-type="float">
            <text:p>0</text:p>
          </table:table-cell>
          <table:table-cell table:style-name="ce55" office:value-type="date" office:date-value="2017-12-16" calcext:value-type="date">
            <text:p>4308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-------------</text:p>
          </table:table-cell>
          <table:table-cell table:style-name="ce17" office:value-type="string" calcext:value-type="string">
            <text:p>------------</text:p>
          </table:table-cell>
          <table:table-cell table:style-name="ce48" office:value-type="string" calcext:value-type="string">
            <text:p>--------------</text:p>
          </table:table-cell>
          <table:table-cell table:style-name="ce55" office:value-type="date" office:date-value="2017-12-17" calcext:value-type="date">
            <text:p>4308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0" office:value-type="string" calcext:value-type="string" table:number-columns-spanned="5" table:number-rows-spanned="1">
            <text:p>Week summary : 13.5 hrs – Reading C++ (Finished 2 chapters), Everyday Wakesup at 4:30 am (except this Thu, sat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1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18" calcext:value-type="date">
            <text:p>43087</text:p>
          </table:table-cell>
          <table:table-cell table:style-name="ce34" office:value-type="string" calcext:value-type="string">
            <text:p>Monday <text:s text:c="5"/>: <text:s/>C++ Lambda Function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19" calcext:value-type="date">
            <text:p>43088</text:p>
          </table:table-cell>
          <table:table-cell table:style-name="ce34" office:value-type="string" calcext:value-type="string">
            <text:p>Tuesday <text:s text:c="5"/>: grpc server Understand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20" calcext:value-type="date">
            <text:p>43089</text:p>
          </table:table-cell>
          <table:table-cell table:style-name="ce34" office:value-type="string" calcext:value-type="string">
            <text:p>Wednesday : grpc hello world server client code understanding</text:p>
          </table:table-cell>
          <table:table-cell table:number-columns-repeated="3"/>
        </table:table-row>
        <table:table-row table:style-name="ro7">
          <table:table-cell table:style-name="ce34"/>
          <table:table-cell table:style-name="ce48" office:value-type="string" calcext:value-type="string">
            <text:p>---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date" office:date-value="2017-12-21" calcext:value-type="date">
            <text:p>43090</text:p>
          </table:table-cell>
          <table:table-cell table:style-name="ce34" office:value-type="string" calcext:value-type="string">
            <text:p>Thursday <text:s text:c="4"/>: <text:s/>BU outing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grpc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22" calcext:value-type="date">
            <text:p>43091</text:p>
          </table:table-cell>
          <table:table-cell table:style-name="ce37" office:value-type="string" calcext:value-type="string">
            <text:p>Friday <text:s text:c="6"/>: reading grpc API documentation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++ : Chapter 11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1.5" calcext:value-type="float">
            <text:p>1.5</text:p>
          </table:table-cell>
          <table:table-cell table:style-name="ce55" office:value-type="date" office:date-value="2017-12-23" calcext:value-type="date">
            <text:p>43092</text:p>
          </table:table-cell>
          <table:table-cell table:style-name="ce34" office:value-type="string" calcext:value-type="string">
            <text:p>Saturday <text:s text:c="4"/>: <text:s/>C++ Lambda Functions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---------------------</text:p>
          </table:table-cell>
          <table:table-cell table:style-name="ce48" office:value-type="string" calcext:value-type="string">
            <text:p>--------</text:p>
          </table:table-cell>
          <table:table-cell table:style-name="ce48" office:value-type="string" calcext:value-type="string">
            <text:p>------------</text:p>
          </table:table-cell>
          <table:table-cell table:style-name="ce55" office:value-type="date" office:date-value="2017-12-24" calcext:value-type="date">
            <text:p>4309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13.5 hrs – Understood grpc concepts, Everyday Wakesup at 4:30 am (except this sat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1, 12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17-12-25" calcext:value-type="date">
            <text:p>43094</text:p>
          </table:table-cell>
          <table:table-cell table:style-name="ce34" office:value-type="string" calcext:value-type="string">
            <text:p>Monday <text:s text:c="5"/>: <text:s/>C++ Lambda Functions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2</text:p>
          </table:table-cell>
          <table:table-cell table:style-name="ce48" office:value-type="string" calcext:value-type="string">
            <text:p>READING</text:p>
          </table:table-cell>
          <table:table-cell table:style-name="ce48" office:value-type="float" office:value="2.5" calcext:value-type="float">
            <text:p>2.5</text:p>
          </table:table-cell>
          <table:table-cell table:style-name="ce55" office:value-type="date" office:date-value="2017-12-26" calcext:value-type="date">
            <text:p>43095</text:p>
          </table:table-cell>
          <table:table-cell table:style-name="ce34" office:value-type="string" calcext:value-type="string">
            <text:p>Tuesday <text:s text:c="5"/>: C++ Functions – definitions, argument passing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12</text:p>
          </table:table-cell>
          <table:table-cell table:style-name="ce48" table:number-columns-repeated="2"/>
          <table:table-cell table:style-name="ce55" office:value-type="date" office:date-value="2017-12-27" calcext:value-type="date">
            <text:p>4309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</text:p>
          </table:table-cell>
          <table:table-cell table:style-name="ce48" table:number-columns-repeated="2"/>
          <table:table-cell table:style-name="ce55" office:value-type="date" office:date-value="2017-12-28" calcext:value-type="date">
            <text:p>4309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</text:p>
          </table:table-cell>
          <table:table-cell table:style-name="ce48" table:number-columns-repeated="2"/>
          <table:table-cell table:style-name="ce55" office:value-type="date" office:date-value="2017-12-29" calcext:value-type="date">
            <text:p>4309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++ : Chapter </text:p>
          </table:table-cell>
          <table:table-cell table:style-name="ce48" table:number-columns-repeated="2"/>
          <table:table-cell table:style-name="ce55" office:value-type="date" office:date-value="2017-12-30" calcext:value-type="date">
            <text:p>4309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----</text:p>
          </table:table-cell>
          <table:table-cell table:style-name="ce48" office:value-type="string" calcext:value-type="string">
            <text:p>---</text:p>
          </table:table-cell>
          <table:table-cell table:style-name="ce48" office:value-type="string" calcext:value-type="string">
            <text:p>-----</text:p>
          </table:table-cell>
          <table:table-cell table:style-name="ce55" office:value-type="date" office:date-value="2017-12-31" calcext:value-type="date">
            <text:p>4310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1" calcext:value-type="date">
            <text:p>4310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2" calcext:value-type="date">
            <text:p>4310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3" calcext:value-type="date">
            <text:p>4310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4" calcext:value-type="date">
            <text:p>4310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5" calcext:value-type="date">
            <text:p>4310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6" calcext:value-type="date">
            <text:p>4310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7" calcext:value-type="date">
            <text:p>4310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8" office:value-type="string" calcext:value-type="string" table:number-columns-spanned="5" table:number-rows-spanned="1">
            <text:p>Week summary : 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4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8" calcext:value-type="date">
            <text:p>4310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09" calcext:value-type="date">
            <text:p>4310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0" calcext:value-type="date">
            <text:p>4311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1" calcext:value-type="date">
            <text:p>4311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2" calcext:value-type="date">
            <text:p>4311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3" calcext:value-type="date">
            <text:p>4311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4" calcext:value-type="date">
            <text:p>4311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5" calcext:value-type="date">
            <text:p>4311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6" calcext:value-type="date">
            <text:p>4311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7" calcext:value-type="date">
            <text:p>4311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6 : practice</text:p>
          </table:table-cell>
          <table:table-cell table:style-name="ce34" table:number-columns-repeated="2"/>
          <table:table-cell table:style-name="ce55" office:value-type="date" office:date-value="2018-01-18" calcext:value-type="date">
            <text:p>4311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4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5" office:value-type="date" office:date-value="2018-01-19" calcext:value-type="date">
            <text:p>4311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5" office:value-type="date" office:date-value="2018-01-20" calcext:value-type="date">
            <text:p>4312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7 : Geometry: Read Theory</text:p>
          </table:table-cell>
          <table:table-cell table:style-name="ce34" table:number-columns-repeated="2"/>
          <table:table-cell table:style-name="ce55" office:value-type="date" office:date-value="2018-01-21" calcext:value-type="date">
            <text:p>4312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5" office:value-type="date" office:date-value="2018-01-22" calcext:value-type="date">
            <text:p>4312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5" office:value-type="date" office:date-value="2018-01-23" calcext:value-type="date">
            <text:p>4312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style-name="ce34" table:number-columns-repeated="2"/>
          <table:table-cell table:style-name="ce55" office:value-type="date" office:date-value="2018-01-24" calcext:value-type="date">
            <text:p>4312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25" calcext:value-type="date">
            <text:p>4312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26" calcext:value-type="date">
            <text:p>4312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27" calcext:value-type="date">
            <text:p>4312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28" calcext:value-type="date">
            <text:p>4312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29" calcext:value-type="date">
            <text:p>4312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30" calcext:value-type="date">
            <text:p>4313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1-31" calcext:value-type="date">
            <text:p>4313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1" calcext:value-type="date">
            <text:p>4313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4">
          <table:table-cell table:style-name="ce42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2" calcext:value-type="date">
            <text:p>4313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3" calcext:value-type="date">
            <text:p>4313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4" calcext:value-type="date">
            <text:p>4313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5" calcext:value-type="date">
            <text:p>4313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6" calcext:value-type="date">
            <text:p>4313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7" calcext:value-type="date">
            <text:p>4313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7 : practice</text:p>
          </table:table-cell>
          <table:table-cell table:number-columns-repeated="2"/>
          <table:table-cell table:style-name="ce55" office:value-type="date" office:date-value="2018-02-08" calcext:value-type="date">
            <text:p>4313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5" office:value-type="date" office:date-value="2018-02-09" calcext:value-type="date">
            <text:p>4314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5" office:value-type="date" office:date-value="2018-02-10" calcext:value-type="date">
            <text:p>4314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9" office:value-type="string" calcext:value-type="string">
            <text:p>Chapter8 : More advanced Topics <text:s/>Theory</text:p>
          </table:table-cell>
          <table:table-cell table:number-columns-repeated="2"/>
          <table:table-cell table:style-name="ce55" office:value-type="date" office:date-value="2018-02-11" calcext:value-type="date">
            <text:p>4314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2" calcext:value-type="date">
            <text:p>4314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3" calcext:value-type="date">
            <text:p>4314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4" calcext:value-type="date">
            <text:p>4314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5" calcext:value-type="date">
            <text:p>4314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6" calcext:value-type="date">
            <text:p>4314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7" calcext:value-type="date">
            <text:p>4314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8" calcext:value-type="date">
            <text:p>4314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19" calcext:value-type="date">
            <text:p>4315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0" calcext:value-type="date">
            <text:p>4315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1" calcext:value-type="date">
            <text:p>4315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2" calcext:value-type="date">
            <text:p>4315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3" calcext:value-type="date">
            <text:p>4315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4" calcext:value-type="date">
            <text:p>4315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5" calcext:value-type="date">
            <text:p>4315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6" calcext:value-type="date">
            <text:p>4315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7" calcext:value-type="date">
            <text:p>4315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2-28" calcext:value-type="date">
            <text:p>4315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1" calcext:value-type="date">
            <text:p>4316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2" calcext:value-type="date">
            <text:p>4316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3" calcext:value-type="date">
            <text:p>4316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4" calcext:value-type="date">
            <text:p>4316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5" calcext:value-type="date">
            <text:p>4316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6" calcext:value-type="date">
            <text:p>4316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7" calcext:value-type="date">
            <text:p>4316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4" office:value-type="string" calcext:value-type="string">
            <text:p>Chapter8 : practice</text:p>
          </table:table-cell>
          <table:table-cell table:number-columns-repeated="2"/>
          <table:table-cell table:style-name="ce55" office:value-type="date" office:date-value="2018-03-08" calcext:value-type="date">
            <text:p>4316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5" office:value-type="date" office:date-value="2018-03-09" calcext:value-type="date">
            <text:p>4316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5" office:value-type="date" office:date-value="2018-03-10" calcext:value-type="date">
            <text:p>4316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7" office:value-type="string" calcext:value-type="string">
            <text:p>Chapter9 : Rare Topics : Theory</text:p>
          </table:table-cell>
          <table:table-cell table:number-columns-repeated="2"/>
          <table:table-cell table:style-name="ce55" office:value-type="date" office:date-value="2018-03-11" calcext:value-type="date">
            <text:p>4317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2" calcext:value-type="date">
            <text:p>4317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3" calcext:value-type="date">
            <text:p>4317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4" calcext:value-type="date">
            <text:p>4317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5" calcext:value-type="date">
            <text:p>4317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6" calcext:value-type="date">
            <text:p>4317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7" calcext:value-type="date">
            <text:p>4317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8" calcext:value-type="date">
            <text:p>4317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19" calcext:value-type="date">
            <text:p>4317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0" calcext:value-type="date">
            <text:p>4317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1" calcext:value-type="date">
            <text:p>4318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2" calcext:value-type="date">
            <text:p>4318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3" calcext:value-type="date">
            <text:p>4318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4" calcext:value-type="date">
            <text:p>4318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5" calcext:value-type="date">
            <text:p>4318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6" calcext:value-type="date">
            <text:p>4318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7" calcext:value-type="date">
            <text:p>4318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8" calcext:value-type="date">
            <text:p>4318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36" office:value-type="string" calcext:value-type="string">
            <text:p>Chapter9 : practice</text:p>
          </table:table-cell>
          <table:table-cell table:number-columns-repeated="2"/>
          <table:table-cell table:style-name="ce55" office:value-type="date" office:date-value="2018-03-29" calcext:value-type="date">
            <text:p>4318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4">
          <table:table-cell table:style-name="ce43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3-30" calcext:value-type="date">
            <text:p>4318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3-31" calcext:value-type="date">
            <text:p>4319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1" calcext:value-type="date">
            <text:p>4319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2" calcext:value-type="date">
            <text:p>4319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3" calcext:value-type="date">
            <text:p>4319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4" calcext:value-type="date">
            <text:p>4319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5" calcext:value-type="date">
            <text:p>4319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6" calcext:value-type="date">
            <text:p>4319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7" calcext:value-type="date">
            <text:p>4319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8" calcext:value-type="date">
            <text:p>4319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09" calcext:value-type="date">
            <text:p>4319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0" calcext:value-type="date">
            <text:p>4320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1" calcext:value-type="date">
            <text:p>4320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5" office:value-type="date" office:date-value="2018-04-12" calcext:value-type="date">
            <text:p>4320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3" calcext:value-type="date">
            <text:p>4320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4" calcext:value-type="date">
            <text:p>4320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5" calcext:value-type="date">
            <text:p>4320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6" calcext:value-type="date">
            <text:p>4320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7" calcext:value-type="date">
            <text:p>4320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8" calcext:value-type="date">
            <text:p>4320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19" calcext:value-type="date">
            <text:p>4320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0" calcext:value-type="date">
            <text:p>4321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1" calcext:value-type="date">
            <text:p>4321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2" calcext:value-type="date">
            <text:p>4321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3" calcext:value-type="date">
            <text:p>4321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4" calcext:value-type="date">
            <text:p>4321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5" calcext:value-type="date">
            <text:p>4321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6" calcext:value-type="date">
            <text:p>4321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55"/>
          <table: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7" calcext:value-type="date">
            <text:p>4321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8" calcext:value-type="date">
            <text:p>4321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29" calcext:value-type="date">
            <text:p>4321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4-30" calcext:value-type="date">
            <text:p>4322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1" calcext:value-type="date">
            <text:p>4322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2" calcext:value-type="date">
            <text:p>4322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3" calcext:value-type="date">
            <text:p>4322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4" calcext:value-type="date">
            <text:p>4322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5" calcext:value-type="date">
            <text:p>4322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6" calcext:value-type="date">
            <text:p>4322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7" calcext:value-type="date">
            <text:p>4322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8" calcext:value-type="date">
            <text:p>4322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09" calcext:value-type="date">
            <text:p>4322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0" calcext:value-type="date">
            <text:p>4323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1" calcext:value-type="date">
            <text:p>4323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2" calcext:value-type="date">
            <text:p>4323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3" calcext:value-type="date">
            <text:p>4323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4" calcext:value-type="date">
            <text:p>4323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5" calcext:value-type="date">
            <text:p>4323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6" calcext:value-type="date">
            <text:p>4323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7" calcext:value-type="date">
            <text:p>4323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8" calcext:value-type="date">
            <text:p>4323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19" calcext:value-type="date">
            <text:p>4323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0" calcext:value-type="date">
            <text:p>4324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1" calcext:value-type="date">
            <text:p>4324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2" calcext:value-type="date">
            <text:p>4324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3" calcext:value-type="date">
            <text:p>4324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4" calcext:value-type="date">
            <text:p>4324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5" calcext:value-type="date">
            <text:p>4324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6" calcext:value-type="date">
            <text:p>4324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7" calcext:value-type="date">
            <text:p>4324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8" calcext:value-type="date">
            <text:p>4324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29" calcext:value-type="date">
            <text:p>4324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30" calcext:value-type="date">
            <text:p>4325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5-31" calcext:value-type="date">
            <text:p>4325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1" calcext:value-type="date">
            <text:p>4325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2" calcext:value-type="date">
            <text:p>4325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3" calcext:value-type="date">
            <text:p>4325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4" calcext:value-type="date">
            <text:p>4325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5" calcext:value-type="date">
            <text:p>4325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6" calcext:value-type="date">
            <text:p>4325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7" calcext:value-type="date">
            <text:p>4325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8" calcext:value-type="date">
            <text:p>4325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09" calcext:value-type="date">
            <text:p>4326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0" calcext:value-type="date">
            <text:p>4326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1" calcext:value-type="date">
            <text:p>4326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2" calcext:value-type="date">
            <text:p>4326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3" calcext:value-type="date">
            <text:p>4326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4" calcext:value-type="date">
            <text:p>4326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5" calcext:value-type="date">
            <text:p>43266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6" calcext:value-type="date">
            <text:p>43267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7" calcext:value-type="date">
            <text:p>43268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8" calcext:value-type="date">
            <text:p>43269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19" calcext:value-type="date">
            <text:p>43270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20" calcext:value-type="date">
            <text:p>43271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ACM ICPC World Final Problems</text:p>
          </table:table-cell>
          <table:table-cell table:number-columns-repeated="2"/>
          <table:table-cell table:style-name="ce55" office:value-type="date" office:date-value="2018-06-21" calcext:value-type="date">
            <text:p>43272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5">
          <table:table-cell table:style-name="ce4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2" calcext:value-type="date">
            <text:p>43273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3" calcext:value-type="date">
            <text:p>43274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4" calcext:value-type="date">
            <text:p>43275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5" calcext:value-type="date">
            <text:p>43276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6" calcext:value-type="date">
            <text:p>43277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7" calcext:value-type="date">
            <text:p>43278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8" calcext:value-type="date">
            <text:p>43279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29" calcext:value-type="date">
            <text:p>43280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6-30" calcext:value-type="date">
            <text:p>43281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1" calcext:value-type="date">
            <text:p>43282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2" calcext:value-type="date">
            <text:p>43283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3" calcext:value-type="date">
            <text:p>43284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4" calcext:value-type="date">
            <text:p>43285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5" calcext:value-type="date">
            <text:p>43286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6" calcext:value-type="date">
            <text:p>43287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7" calcext:value-type="date">
            <text:p>43288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8" calcext:value-type="date">
            <text:p>43289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09" calcext:value-type="date">
            <text:p>43290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0" calcext:value-type="date">
            <text:p>43291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1" calcext:value-type="date">
            <text:p>43292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2" calcext:value-type="date">
            <text:p>43293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3" calcext:value-type="date">
            <text:p>43294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4" calcext:value-type="date">
            <text:p>43295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5" calcext:value-type="date">
            <text:p>43296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6" calcext:value-type="date">
            <text:p>43297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7" calcext:value-type="date">
            <text:p>43298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8" calcext:value-type="date">
            <text:p>43299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19" calcext:value-type="date">
            <text:p>43300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0" calcext:value-type="date">
            <text:p>43301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1" calcext:value-type="date">
            <text:p>43302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2" calcext:value-type="date">
            <text:p>43303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3" calcext:value-type="date">
            <text:p>43304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4" calcext:value-type="date">
            <text:p>43305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5" calcext:value-type="date">
            <text:p>43306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6" calcext:value-type="date">
            <text:p>43307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7" calcext:value-type="date">
            <text:p>43308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8" calcext:value-type="date">
            <text:p>43309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29" calcext:value-type="date">
            <text:p>43310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30" calcext:value-type="date">
            <text:p>43311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7-31" calcext:value-type="date">
            <text:p>43312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1" calcext:value-type="date">
            <text:p>43313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2" calcext:value-type="date">
            <text:p>43314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36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3" calcext:value-type="date">
            <text:p>43315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4" calcext:value-type="date">
            <text:p>43316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5" calcext:value-type="date">
            <text:p>43317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6" calcext:value-type="date">
            <text:p>43318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7" calcext:value-type="date">
            <text:p>43319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8" calcext:value-type="date">
            <text:p>43320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09" calcext:value-type="date">
            <text:p>43321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4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0" calcext:value-type="date">
            <text:p>43322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1" calcext:value-type="date">
            <text:p>43323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2" calcext:value-type="date">
            <text:p>43324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3" calcext:value-type="date">
            <text:p>43325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4" calcext:value-type="date">
            <text:p>43326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5" calcext:value-type="date">
            <text:p>43327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6" calcext:value-type="date">
            <text:p>43328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7">
          <table:table-cell table:style-name="ce21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7" calcext:value-type="date">
            <text:p>43329</text:p>
          </table:table-cell>
          <table:table-cell table:style-name="ce37" office:value-type="string" calcext:value-type="string">
            <text:p>Fri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8" calcext:value-type="date">
            <text:p>43330</text:p>
          </table:table-cell>
          <table:table-cell table:style-name="ce34" office:value-type="string" calcext:value-type="string">
            <text:p>Satur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19" calcext:value-type="date">
            <text:p>43331</text:p>
          </table:table-cell>
          <table:table-cell table:style-name="ce34" office:value-type="string" calcext:value-type="string">
            <text:p>Su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20" calcext:value-type="date">
            <text:p>43332</text:p>
          </table:table-cell>
          <table:table-cell table:style-name="ce34" office:value-type="string" calcext:value-type="string">
            <text:p>Mon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78" office:value-type="date" office:date-value="2018-08-21" calcext:value-type="date">
            <text:p>43333</text:p>
          </table:table-cell>
          <table:table-cell table:style-name="ce34" office:value-type="string" calcext:value-type="string">
            <text:p>Tuesday</text:p>
          </table:table-cell>
          <table:table-cell table:number-columns-repeated="3"/>
        </table:table-row>
        <table:table-row table:style-name="ro7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55" office:value-type="date" office:date-value="2018-08-22" calcext:value-type="date">
            <text:p>43334</text:p>
          </table:table-cell>
          <table:table-cell table:style-name="ce34" office:value-type="string" calcext:value-type="string">
            <text:p>Wednesday</text:p>
          </table:table-cell>
          <table:table-cell table:number-columns-repeated="3"/>
        </table:table-row>
        <table:table-row table:style-name="ro4">
          <table:table-cell table:style-name="ce44" office:value-type="string" calcext:value-type="string">
            <text:p>Very Advanced Datastructres and Techniques</text:p>
          </table:table-cell>
          <table:table-cell table:number-columns-repeated="2"/>
          <table:table-cell table:style-name="ce80" office:value-type="date" office:date-value="2018-08-23" calcext:value-type="date">
            <text:p>43335</text:p>
          </table:table-cell>
          <table:table-cell table:style-name="ce34" office:value-type="string" calcext:value-type="string">
            <text:p>Thursday</text:p>
          </table:table-cell>
          <table:table-cell table:number-columns-repeated="3"/>
        </table:table-row>
        <table:table-row table:style-name="ro15">
          <table:table-cell table:style-name="ce46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5"/>
          <table:covered-table-cell table:style-name="ce34"/>
          <table:table-cell table:number-columns-repeated="3"/>
        </table:table-row>
        <table:table-row table:style-name="ro7" table:number-rows-repeated="26">
          <table:table-cell table:number-columns-repeated="3"/>
          <table:table-cell table:style-name="ce55"/>
          <table:table-cell table:style-name="ce34"/>
          <table:table-cell table:number-columns-repeated="3"/>
        </table:table-row>
        <table:table-row table:style-name="ro7">
          <table:table-cell table:number-columns-repeated="3"/>
          <table:table-cell table:style-name="ce55"/>
          <table:table-cell table:style-name="ce37"/>
          <table:table-cell table:number-columns-repeated="3"/>
        </table:table-row>
        <table:table-row table:style-name="ro7" table:number-rows-repeated="2">
          <table:table-cell table:number-columns-repeated="3"/>
          <table:table-cell table:style-name="ce55"/>
          <table:table-cell table:style-name="ce34"/>
          <table:table-cell table:number-columns-repeated="3"/>
        </table:table-row>
        <table:table-row table:style-name="ro9" table:number-rows-repeated="1048073">
          <table:table-cell table:number-columns-repeated="8"/>
        </table:table-row>
        <table:table-row table:style-name="ro9">
          <table:table-cell table:number-columns-repeated="8"/>
        </table:table-row>
      </table:table>
      <table:table table:name="Sheet3" table:style-name="ta1">
        <table:table-column table:style-name="co7" table:default-cell-style-name="ce58"/>
        <table:table-column table:style-name="co6" table:number-columns-repeated="15" table:default-cell-style-name="ce58"/>
        <table:table-row table:style-name="ro4">
          <table:table-cell table:style-name="ce57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61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60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61"/>
          <table:table-cell table:number-columns-repeated="15"/>
        </table:table-row>
        <table:table-row table:style-name="ro1">
          <table:table-cell table:style-name="ce52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10">
          <table:table-cell table:style-name="ce62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62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58"/>
        <table:table-row table:style-name="ro10">
          <table:table-cell table:style-name="ce63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64"/>
        </table:table-row>
        <table:table-row table:style-name="ro10">
          <table:table-cell table:style-name="ce65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10">
          <table:table-cell table:style-name="ce66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10">
          <table:table-cell table:style-name="ce65" office:value-type="string" calcext:value-type="string">
            <text:p>Weekdays : <text:s/>8 to 11am</text:p>
          </table:table-cell>
        </table:table-row>
        <table:table-row table:style-name="ro1">
          <table:table-cell table:style-name="ce67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10">
          <table:table-cell office:value-type="string" calcext:value-type="string">
            <text:p>1 week :  <text:span text:style-name="T6">25                              Solid theoretical background</text:span></text:p>
          </table:table-cell>
        </table:table-row>
        <table:table-row table:style-name="ro1">
          <table:table-cell table:style-name="ce68" office:value-type="string" calcext:value-type="string">
            <text:p>1 month <text:s/>: <text:s/>100</text:p>
          </table:table-cell>
        </table:table-row>
        <table:table-row table:style-name="ro1">
          <table:table-cell table:style-name="ce68" office:value-type="string" calcext:value-type="string">
            <text:p>3 months : 300 </text:p>
          </table:table-cell>
        </table:table-row>
        <table:table-row table:style-name="ro1">
          <table:table-cell table:style-name="ce68" office:value-type="string" calcext:value-type="string">
            <text:p>9 months : 900</text:p>
          </table:table-cell>
        </table:table-row>
        <table:table-row table:style-name="ro1">
          <table:table-cell table:style-name="ce69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70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70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10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0">
          <table:table-cell office:value-type="string" calcext:value-type="string">
            <text:p><text:a xlink:href="https://uva.onlinejudge.org/index.php?option=com_onlinejudge&amp;Itemid=8&amp;category=623" xlink:type="simple">https://uva.onlinejudge.org/index.php?option=com_onlinejudge&amp;Itemid=8&amp;category=623</text:a></text:p>
          </table:table-cell>
        </table:table-row>
        <table:table-row table:style-name="ro1">
          <table:table-cell/>
        </table:table-row>
        <table:table-row table:style-name="ro10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10">
          <table:table-cell table:style-name="ce67" office:value-type="string" calcext:value-type="string">
            <text:p><text:span text:style-name="T7"><text:a xlink:href="http://en.wikipedia.org/wiki/SMART_criteria" xlink:type="simple">S.M.A.R.T.</text:a></text:span><text:span text:style-name="T7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9" table:number-rows-repeated="4">
          <table:table-cell table:style-name="Default"/>
        </table:table-row>
        <table:table-row table:style-name="ro11">
          <table:table-cell table:style-name="ce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0:32:19.11594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12-26T10:33:12.474607407</dc:date>
    <meta:editing-duration>P1DT5H19M23S</meta:editing-duration>
    <meta:editing-cycles>1785</meta:editing-cycles>
    <meta:generator>LibreOffice/4.2.3.3$Linux_X86_64 LibreOffice_project/420m0$Build-3</meta:generator>
    <dc:creator>venkatesh </dc:creator>
    <meta:document-statistic meta:table-count="3" meta:cell-count="1595" meta:object-count="0"/>
  </office:meta>
</office:document-meta>
</file>